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fo:background-color="transparent" style:font-weight-asian="normal" style:font-weight-complex="normal"/>
    </style:style>
    <style:style style:name="T1" style:family="text">
      <style:text-properties officeooo:rsid="000eb00b"/>
    </style:style>
    <style:style style:name="T2" style:family="text">
      <style:text-properties fo:background-color="#ffff00" loext:char-shading-value="0"/>
    </style:style>
    <style:style style:name="T3" style:family="text">
      <style:text-properties officeooo:rsid="000eb00b" fo:background-color="#ffff00" loext:char-shading-value="0"/>
    </style:style>
    <style:style style:name="T4" style:family="text">
      <style:text-properties officeooo:rsid="000eb00b" fo:background-color="#ffff00" loext:char-shading-value="0"/>
    </style:style>
    <style:style style:name="T5" style:family="text">
      <style:text-properties fo:background-color="#ffff00" loext:char-shading-value="0"/>
    </style:style>
    <style:style style:name="T6" style:family="text">
      <style:text-properties fo:background-color="#ffffff"/>
    </style:style>
    <style:style style:name="T7" style:family="text">
      <style:text-properties fo:background-color="#00ffff" loext:char-shading-value="0"/>
    </style:style>
    <style:style style:name="T8" style:family="text">
      <style:text-properties fo:background-color="#00ffff" loext:char-shading-value="0"/>
    </style:style>
    <style:style style:name="T9" style:family="text">
      <style:text-properties fo:background-color="#ff45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proyecto de los 3.000 genomas de arroz: nuevas oportunidades y desafíos para la investigación futura del arroz</text:p>
      <text:p text:style-name="P4"/>
      <text:p text:style-name="P2">Fondo</text:p>
      <text:p text:style-name="P4"/>
      <text:p text:style-name="P4"><text:span text:style-name="T5">El arroz (Oryza sativa L.) es el alimento básico de la mitad de la población mundial, especialmente de los más pobres de Asia. </text:span><text:span text:style-name="T4">El arroz</text:span><text:span text:style-name="T5"> jugó un papel importante en la Revolución Verde en la década de 1960, una historia bien conocida de fitomejoramiento moderno que contribuyó significativamente a la seguridad alimentaria mundial. Ahora, la producción de arroz debe aumentar al menos un 25% para 2030 para mantener el ritmo del crecimiento demográfico previsto.</text:span> <text:span text:style-name="T8">Esto debe lograrse utilizando menos tierra, menos agua y bajo las presiones ambientales más severas que se esperan, debido a los efectos del cambio climático y la presión de las enfermedades. Gran parte de este aumento debe provenir del mejoramiento genético del arroz.</text:span> La investigación sobre el arroz ha progresado enormemente en los últimos años, destacada por <text:span text:style-name="T8">la finalización del primer genoma del arroz de alta calidad en 2005 [1], que estimuló los esfuerzos mundiales en la investigación de la genómica funcional del arroz [2, 3]</text:span>. <text:span text:style-name="T8">Sin embargo, la información de la investigación genética y genómica del arroz aún tiene que cambiar fundamentalmente las prácticas de mejoramiento del arroz. Los datos de secuencia actualmente disponibles aún no están en una forma fácilmente utilizable por la mayoría de los mejoradores de arroz, ni la comunidad mundial todavía está preparada para gestionar los flujos de datos que bien pueden ser órdenes de magnitud mayores que las encontradas anteriormente.</text:span></text:p>
      <text:p text:style-name="P3"/>
      <text:p text:style-name="P3">Explorando la diversidad genética del arroz</text:p>
      <text:p text:style-name="P5"/>
      <text:p text:style-name="P5"><text:span text:style-name="T2">El arroz es conocido por su enorme diversidad genética dentro de las especies y dentro de los géneros, ambos pilares fundamentales para la mejora del arroz. Esta rica fuente de diversidad genética se conserva en más de 230.000 accesiones de germoplasma de Oryza que se mantienen en bancos de germoplasma en todo el mundo, en su mayoría de origen asiático. Explorar esta diversidad a nivel de secuencia ha sido, hasta hace poco, solo un sueño de los científicos del arroz. Pero hace dos años, la Academia China de Ciencias Agrícolas (CAAS), el Instituto de Genómica de Beijing (BGI) de Shenzhen y el Instituto Internacional de Investigación del Arroz (IRRI) lanzaron un programa para secuenciar sistemáticamente un amplio espectro de diversidad conocida entre las especies. “El Proyecto de Genomas de Arroz de 3000 (3K)” es un paso importante para revelar la diversidad genómica en todas las colecciones de germoplasma de arroz del mundo.</text:span> <text:span text:style-name="T9">Pero para que este ambicioso esfuerzo sea significativo más allá de la comunidad científica, se deberán realizar inversiones significativas en la medición del rendimiento de las plantas en una amplia gama de condiciones, así como en el desarrollo de enfoques de gestión de datos que puedan aplicar el conocimiento genético a usos prácticos mediante extraer relaciones genotipo-fenotipo para una mejor comprensión de la biología vegetal.</text:span></text:p>
      <text:p text:style-name="P5"><text:span text:style-name="T9"/></text:p>
      <text:p text:style-name="P3">Estado actual y planes</text:p>
      <text:p text:style-name="P5"/>
      <text:p text:style-name="P5"><text:span text:style-name="T7">El Proyecto de Genomas de Arroz de 3K ha completado la secuenciación de 3.000 genomas de arroz con una profundidad de secuenciación promedio de 14 ×.</text:span> <text:span text:style-name="T2">El panel de accesiones de arroz secuenciadas representa un conjunto diverso procedente de 89 países</text:span>, y fueron seleccionados de una colección combinada de ~ 13.000 accesiones de O. sativa de las ~ 180.000 accesiones de arroz conservadas en la Colección del Banco Internacional de Generación de Arroz (IRGC) en el IRRI [4]. y el Banco Nacional de Genética de Cultivos de China (CNCG) [5]. Las líneas 3K incluían la mayoría de las megavariedades de arroz que se cultivan en grandes áreas de diferentes ecosistemas en Asia [6]. También se incluyeron las líneas parentales de variedades populares y poblaciones seleccionadas de mapeo genético; 400 de las cuales eran líneas parentales para líneas de introgresión en todo el genoma <text:soft-page-break/>para múltiples rasgos complejos desarrollados utilizando nuevas estrategias de reproducción molecular [7]. Si bien este enfoque debería capturar la mayor parte de la variación genética del arroz, se necesitará una nueva ronda de muestreo basada en los conocimientos obtenidos del proyecto 3K para capturar variantes inusuales y posiblemente muy útiles [8].</text:p>
      <text:p text:style-name="P5"/>
      <text:p text:style-name="P5"><text:span text:style-name="T7">Los datos de secuencia de los genomas de arroz 3K, depositados en la base de datos de la revista GigaScience, GigaDB [9], proporcionan un recurso sin precedentes para los científicos del arroz. Este giga-conjunto de datos no solo formará la base para avanzar en nuestra comprensión de la historia de la selección del arroz (natural o impuesta), sino que también proporcionará la plataforma para el descubrimiento a gran escala de la variación genética asociada con rasgos importantes para aplicaciones de mejoramiento [7].</text:span> Si bien los científicos están encantados con el impacto potencial del proyecto, quedan muchos desafíos para integrar los datos de secuencia con datos genómicos, genéticos y fenotípicos de muchas fuentes. Se necesitarán un portal de información sobre la diversidad del arroz y bases de datos subyacentes para facilitar el descubrimiento de genes / rasgos y la extracción de alelos a gran escala [10], permitir el desarrollo de nuevas estrategias de mejoramiento molecular [7] e informar una estrategia para conservar mejor los recursos genéticos del arroz [ 11]. Hay varios pasos discretos que son necesarios para que los resultados del Proyecto de Genomas de Arroz de 3K tengan aplicaciones prácticas:</text:p>
      <text:p text:style-name="P5">1) Descifrar la diferenciación poblacional global y local;</text:p>
      <text:p text:style-name="P5">2) Construir nuevos genomas de referencia de alta calidad que representen los principales grupos varietales;</text:p>
      <text:p text:style-name="P5">3) Crear mapas de haplotipos mediante análisis de desequilibrio de ligamiento y de punto de ruptura de recombinación;</text:p>
      <text:p text:style-name="P5">4) Construir uno o más conjuntos de pangenomas para cada uno de los grupos varietales y crear asignaciones de anotaciones entre pangenomas;</text:p>
      <text:p text:style-name="P5">5) Descubrir polimorfismos de un solo nucleótido (SNP), variantes estructurales e indeles entre y dentro de las poblaciones.</text:p>
      <text:p text:style-name="P5"/>
      <text:p text:style-name="P5"><text:span text:style-name="T7">Si bien las aplicaciones son claras y las oportunidades casi ilimitadas, los desafíos analíticos son realmente enormes. La información de secuencia, si bien ofrece abundante material para estudios evolutivos, ofrece poco por sí solo para aplicaciones prácticas para los mejoradores de arroz. </text:span>Se están desarrollando planes con múltiples instituciones bajo los auspicios de la Asociación Mundial para la Ciencia del Arroz (GRiSP) del Grupo Consultivo sobre Investigación Agrícola Internacional para una caracterización extensa y sistemática de fenotipos de accesiones para una amplia gama de rasgos para descubrir secuencias y regiones importantes utilizando el genoma. -Estudios de asociación en general. El fenotipado, coordinado por IRRI y CAAS, está en progreso para la tolerancia al estrés biótico y abiótico, los caracteres de calidad del grano, el desarrollo de la planta y los rasgos de rendimiento. <text:span text:style-name="T7">Los fenómenos fenómicos de alto rendimiento que utilizan la captura de imágenes y sensores de entornos controlados y plataformas basadas en el campo (ambientales y administradas) contribuirán enormemente a la capacidad de asociar información de secuencia con fenotipos.</text:span> Este esfuerzo combinado proporcionará una mayor profundidad y cobertura en comparación con estudios anteriores que arrojarán conocimientos más profundos y aplicaciones más amplias.</text:p>
      <text:p text:style-name="P5"/>
      <text:p text:style-name="P5">Incluso antes de que los datos fenotípicos estén disponibles, esperamos que los análisis de los datos de los genomas de arroz 3K produzcan información útil, y que una mayor profundidad de secuenciación o un muestreo más alto se guiarán por el análisis de la estructura de la población. Y, a medida que se desarrollan múltiples genomas de referencia de alta calidad, se deben descubrir muchos más SNP en el genoma del pan-arroz. Los mapas emergentes de alta densidad facilitarán aún más el descubrimiento eficiente de genes y la extracción de alelos. Por lo tanto, uno de los primeros resultados del Proyecto de <text:soft-page-break/>Genomas de Arroz 3K serán nuevas matrices de genotipificación específicas de poblaciones útiles para una amplia gama de aplicaciones genéticas y de reproducción. En segundo lugar, los estudios detallados deberían revelar las estructuras de población que han sido moldeadas por procesos de evolución, domesticación y selección. La identificación y los análisis detallados de variantes genómicas estructurales crípticas únicas en todo el genoma del arroz nos permitirán comprender sus contribuciones a las agrupaciones de variedades identificadas previamente en el arroz. En tercer lugar, al incluir líneas utilizadas en programas de mapeo y reproducción, podemos apuntar a la validación de genes para uso directo para la mejora de rasgos en poblaciones de reproducción. Las poblaciones de reproducción desarrolladas a partir de las líneas secuenciadas permitirán la implementación, prueba y mejora de nuevas estrategias de reproducción, como la selección genómica y la selección recurrente en los programas de mejoramiento de arroz [6].</text:p>
      <text:p text:style-name="P5"/>
      <text:p text:style-name="P3">Desafíos</text:p>
      <text:p text:style-name="P5"/>
      <text:p text:style-name="P5">La finalización de la secuenciación y los análisis preliminares de los genomas de arroz 3K es solo el primer paso para establecer una plataforma de información de bases de datos integradas y herramientas avanzadas para acelerar la reproducción del arroz. Este esfuerzo tendrá un alcance similar al del desarrollo del Portal de información de Arabidopsis (AIP) [12]. El IRRI ha iniciado el Consorcio Internacional de Informática del Arroz (IRIC) en el marco de GRiSP. Mientras se redacta este documento, se están llevando a cabo discusiones para formalizar el acuerdo de consorcio para el IRIC y los aspectos técnicos del diseño del portal, los estándares para metadatos para la interoperabilidad y los identificadores de germoplasma de diagnóstico persistentes. Los primeros objetivos incluyen la curación de datos de genomas de arroz 3K y otros datos públicos, definición de genomas de referencia, diseño y archivo de conjuntos de datos de fenotipado y una interfaz o portal basada en la web y herramientas para la estructura de la población, estudios de asociación de todo el genoma y exploración de diversidad. . Aún así, vincular la diversidad en el conjunto de datos de genomas de arroz 3K con la variación fenotípica y la adaptación ambiental requiere un esfuerzo global a largo plazo en la investigación de la genómica funcional del arroz. Para una comprensión más completa de la diversidad genética de O. sativa y los genes que subyacen a los rasgos importantes del arroz, la investigación futura no solo debe centrarse en identificar y caracterizar genes / alelos raros con gran efecto, sino también en nuevas combinaciones alélicas que sustentan los rasgos complejos. Con dicha información de valor agregado integrada en la base de datos y el acceso a las herramientas apropiadas a través del portal web, será posible un descubrimiento más sistemático y una mejor utilización de la rica diversidad genética [7,10,11]. Si bien este proyecto indudablemente estimulará otra ronda de rápidos avances en la genética del arroz, existen numerosos desafíos para extraer la mayor cantidad de información de la secuencia y los datos fenómicos para establecer una plataforma de información pública global útil no solo para la investigación experimental, sino también para el mejoramiento práctico del arroz. . Estos desafíos se superarán mediante los esfuerzos mundiales de investigación del arroz para garantizar los avances científicos y la obtención de beneficios para los productores de arroz y para mantener la seguridad alimentaria de la humanidad. El desafío es grande y requerirá una colaboración sin precedentes que trascienda las ambiciones nacionales, institucionales y personales.</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4T09:18:48.718829213</meta:creation-date>
    <dc:date>2021-10-14T10:27:43.116582584</dc:date>
    <meta:editing-duration>PT48M30S</meta:editing-duration>
    <meta:editing-cycles>9</meta:editing-cycles>
    <meta:generator>LibreOffice/6.0.7.3$Linux_X86_64 LibreOffice_project/00m0$Build-3</meta:generator>
    <meta:document-statistic meta:table-count="0" meta:image-count="0" meta:object-count="0" meta:page-count="3" meta:paragraph-count="17" meta:word-count="1807" meta:character-count="11719" meta:non-whitespace-character-count="9929"/>
  </office:meta>
</office:document-meta>
</file>